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paragraph-rsid="0028f54c" fo:background-color="transparent"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fff200" style:font-weight-asian="normal" style:font-weight-complex="normal"/>
    </style:style>
    <style:style style:name="P7" style:family="paragraph" style:parent-style-name="Standard">
      <style:paragraph-properties fo:text-align="justify" style:justify-single-word="false"/>
      <style:text-properties fo:font-weight="normal"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paragraph-rsid="0028f54c"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paragraph-rsid="0028f54c" fo:background-color="#ff8c00" style:font-weight-asian="normal" style:font-weight-complex="normal"/>
    </style:style>
    <style:style style:name="P10" style:family="paragraph" style:parent-style-name="Standard">
      <style:paragraph-properties fo:text-align="justify" style:justify-single-word="false"/>
      <style:text-properties fo:font-weight="normal" officeooo:paragraph-rsid="0028f54c" fo:background-color="#ffff00" style:font-weight-asian="normal" style:font-weight-complex="normal"/>
    </style:style>
    <style:style style:name="P11" style:family="paragraph" style:parent-style-name="Standard">
      <style:paragraph-properties fo:text-align="justify" style:justify-single-word="false"/>
      <style:text-properties fo:font-style="italic" fo:font-weight="bold" officeooo:paragraph-rsid="0028f54c" fo:background-color="transparent"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font-weight="normal" officeooo:paragraph-rsid="0028f54c" fo:background-color="#fff200" style:font-weight-asian="normal" style:font-weight-complex="normal"/>
    </style:style>
    <style:style style:name="P13" style:family="paragraph" style:parent-style-name="Standard">
      <style:paragraph-properties fo:text-align="justify" style:justify-single-word="false"/>
      <style:text-properties fo:font-weight="normal" officeooo:paragraph-rsid="0028f54c" fo:background-color="#ff8c00" style:font-weight-asian="normal" style:font-weight-complex="normal"/>
    </style:style>
    <style:style style:name="P14" style:family="paragraph" style:parent-style-name="Standard">
      <style:paragraph-properties fo:text-align="justify" style:justify-single-word="false"/>
      <style:text-properties fo:font-weight="normal" officeooo:paragraph-rsid="0028f54c" fo:background-color="#ffff00" style:font-weight-asian="normal" style:font-weight-complex="normal"/>
    </style:style>
    <style:style style:name="T1" style:family="text">
      <style:text-properties fo:background-color="#fff200" loext:char-shading-value="0"/>
    </style:style>
    <style:style style:name="T2" style:family="text">
      <style:text-properties officeooo:rsid="001febad" fo:background-color="#fff200" loext:char-shading-value="0"/>
    </style:style>
    <style:style style:name="T3" style:family="text">
      <style:text-properties officeooo:rsid="0028f54c"/>
    </style:style>
    <style:style style:name="T4" style:family="text">
      <style:text-properties officeooo:rsid="002cd914"/>
    </style:style>
    <style:style style:name="T5" style:family="text">
      <style:text-properties officeooo:rsid="002cfaef"/>
    </style:style>
    <style:style style:name="T6" style:family="text">
      <style:text-properties officeooo:rsid="002f5a36"/>
    </style:style>
    <style:style style:name="T7" style:family="text">
      <style:text-properties officeooo:rsid="00351aad"/>
    </style:style>
    <style:style style:name="T8" style:family="text">
      <style:text-properties fo:background-color="#ffff00" loext:char-shading-value="0"/>
    </style:style>
    <style:style style:name="T9" style:family="text">
      <style:text-properties fo:background-color="#ff8c00" loext:char-shading-value="0"/>
    </style:style>
    <style:style style:name="T10" style:family="text">
      <style:text-properties fo:color="#ce181e"/>
    </style:style>
    <style:style style:name="T11"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ción genómica: predicción de todo el genoma en el mejoramiento de plantas</text:p>
      <text:p text:style-name="P5"/>
      <text:p text:style-name="P2">La selección genómica revolucionará las aplicaciones de la mejora genética de plantas y árboles</text:p>
      <text:p text:style-name="P5"/>
      <text:p text:style-name="P6">La selección asistida por marcadores (MAS; ver Glosario) se ha utilizado en programas de mejoramiento de plantas desde la década de 1990, después de prometedores resultados de investigación para marcar genes o mapear QTL. La MAS y la genética de asociación se han utilizado en la detección de los principales genes subyacentes en los acervos de genes y en su introgresión para mejorar los rasgos de los principales programas de mejoramiento de cultivos. Sin embargo, han mostrado algunas deficiencias debido a los largos ciclos de selección y la búsqueda de asociaciones significativas entre marcadores y QTL que no pueden capturar efectos genéticos "menores" [1-3].</text:p>
      <text:p text:style-name="P7"/>
      <text:p text:style-name="P6">La introducción de GS [4] ha allanado el camino para superar estas limitaciones utilizando modelos de predicción del genoma completo. El uso de marcadores de alta densidad es una de las características fundamentales de GS. Por lo tanto, cada locus de rasgo tiene la probabilidad de estar en desequilibrio de ligamiento (LD) con un mínimo de un locus marcador en toda la población objetivo. La selección de todo el genoma elimina la necesidad de buscar asociaciones significativas de loci de marcadores QTL de forma individual.<text:span text:style-name="T11"> Más bien, GS da cuenta de grupos de predictores simultáneamente y se caracteriza por limitar las estimaciones aleatorias hacia cero. Además, GS puede acelerar los ciclos de reproducción de tal manera que se pueda mejorar la tasa de ganancia genética anual por unidad de tiempo y costo [5].</text:span></text:p>
      <text:p text:style-name="P7"/>
      <text:p text:style-name="P7">GS se ha practicado durante mucho tiempo en el campo de la cría de animales, pero está en su infancia en la cría de cultivos [1,6,7] y árboles forestales [8,9]. <text:span text:style-name="T1">La selección de todo el genoma o GS estima los efectos de los marcadores en todo el genoma de la población </text:span><text:span text:style-name="T2">mejoradora</text:span><text:span text:style-name="T1"> (BP) según el modelo de predicción desarrollado en </text:span><text:span text:style-name="T2">la</text:span><text:span text:style-name="T1"> TP (Figura 1). TP es un grupo de individuos relacionados (como mitades o líneas) que están fenotipados y genotipados. BP suele incluir los descendientes de un TP o una nueva variedad que está relacionada con el TP, y solo está genotipada, no fenotipada. Por tanto, GS se basa en el grado de similitud genética entre TP y BP en el LD entre los loci de marcadores y rasgos.</text:span></text:p>
      <text:p text:style-name="P7"/>
      <text:p text:style-name="P7"><text:span text:style-name="T1">GS identifica los valores genómicos estimados de reproducción más altos (GEBV) en lugar de genes nuevos en las especies objetivo.</text:span> Dado que muchas de las selecciones se reemplazan por la selección en las predicciones, el fenotipado se puede considerar como un informante clave en GS para construir la precisión de los modelos estadísticos. MAS [10], selección recurrente asistida por marcadores (MARS) [11] y piramidación de genes [12] siguen siendo métodos importantes de selección para identificar e incorporar nuevos genes en los padres recurrentes. Estos métodos pueden complementarse con GS en programas integrados de fitomejoramiento (Figura 1). Por lo tanto, con el advenimiento de la secuenciación de última generación (NGS) de vanguardia y las herramientas de fenotipado de alto rendimiento, GS puede revolucionar las aplicaciones prácticas de los programas de mejoramiento de cultivos y árboles forestales.</text:p>
      <text:p text:style-name="P5"/>
      <text:p text:style-name="P2">Modelos de predicción</text:p>
      <text:p text:style-name="P5"/>
      <text:p text:style-name="P5"><text:span text:style-name="T1">El fitomejoramiento es una ciencia de predicción. Varios tipos de modelos de predicción responden de manera diferente porque varían en su(s) suposición(es) cuando se trata la varianza de rasgos complejos.</text:span> La ecuación del modelo lineal estándar se puede formular como (Ecuación 1):</text:p>
      <text:p text:style-name="P5"/>
      <text:p text:style-name="P5">….</text:p>
      <text:p text:style-name="P5"/>
      <text:p text:style-name="P5"><text:soft-page-break/>donde y es un vector del fenotipo de rasgo, m es una media general del fenotipo, k representa el locus, xk es el estado alélico en el locus k, bk es el efecto marcador en el locus k, y ... donde e es el vector de efectos residuales aleatorios y s2e es la varianza residual. En xk, el estado alélico de los individuos se puede codificar como una matriz de 1, 0 o -1 a un valor de genotipo diploide de AA, AB o BB, respectivamente.</text:p>
      <text:p text:style-name="P5"/>
      <text:p text:style-name="P6">El número de predictores (p) suele ser mucho mayor que el número de individuos (n). En tales casos, las estimaciones de mínimos cuadrados ordinarios (MCO) tienen una capacidad predictiva deficiente porque los efectos de los marcadores se tratan como efectos fijos, lo que conduce a la multicolinealidad y al sobreajuste entre los predictores, lo que hace que el modelo sea inviable. El advenimiento de GS [4] brinda una oportunidad para enfrentar estos desafíos utilizando modelos alternativos, como regresiones de genoma completo (Tabla 1, Figura 2). Los modelos paramétricos y no paramétricos pueden agrupar métodos de regresión del genoma completo.</text:p>
      <text:p text:style-name="P6"/>
      <text:p text:style-name="P3">Evaluaciones de precisión de la selección genómica en el mejoramiento de cultivos y árboles</text:p>
      <text:p text:style-name="P7"/>
      <text:p text:style-name="P7">El rendimiento de GS depende de la precisión de la predicción para seleccionar individuos cuyo fenotipo se desconoce. En GS, el GEBV se puede calcular a partir de la Ecuación 1 como (Ecuación 2):</text:p>
      <text:p text:style-name="P7"/>
      <text:p text:style-name="P7">….</text:p>
      <text:p text:style-name="P7"/>
      <text:p text:style-name="P7">donde xnuevo es una matriz que comprende los estados alélicos de los individuos en un BP, y b̂ k es la estimación del coeficiente de regresión de bk.</text:p>
      <text:p text:style-name="P7"/>
      <text:p text:style-name="P6">La validación cruzada se utiliza para entrenar y desarrollar el modelo de predicción en el TP (Figura 3A). Luego, se puede utilizar el modelo mejor ajustado para evaluar aún más el GEBV en un BP (Figura 3B). Por lo tanto, la predicción de GEBV debería imitar las alternativas de las estrategias de validación cruzada [13].</text:p>
      <text:p text:style-name="P6"/>
      <text:p text:style-name="P6">La precisión de la predicción (rA) es la correlación de Pearson (r) entre el criterio de selección (GEBV) y el valor real de <text:span text:style-name="T3">mejora</text:span> (TBV) (Figura 3B). La precisión de predicción esperada (rA) se puede calcular como en [14] (Ecuación 3):</text:p>
      <text:p text:style-name="P6"/>
      <text:p text:style-name="P6">….</text:p>
      <text:p text:style-name="P6"/>
      <text:p text:style-name="P8">donde h2 es la heredabilidad en sentido estricto, Np es el número de individuos en un TP y Me es el número de segmentos cromosómicos independientes, que depende tanto del tamaño efectivo de la población (Ne) como de la longitud del genoma en Morgan (L) que se derivó en [15] como Me <text:span text:style-name="T3">=</text:span> 2NeL. Idealmente, Me está relacionado con el número efectivo de QTL. El uso combinado de Np y h2, en lugar de su evaluación individual, es clave para regular la precisión de predicción esperada [14, 16]. Esto es más pronunciado cuando se trata de un rasgo de baja heredabilidad, donde el aumento del número de individuos en el TP puede mantener la reducción en la precisión de predicción esperada. En esta situación, un Np más alto que Me conduce a una reducción en el valor de Me/Np, lo que aumenta la precisión de la predicción.</text:p>
      <text:p text:style-name="P8"/>
      <text:p text:style-name="P4">Factores que afectan la precisión de la predicción de los modelos GS</text:p>
      <text:p text:style-name="P8"/>
      <text:p text:style-name="P8">La respuesta de GS es el resultado de varios factores que afectan la precisión de los GEBV. Estos factores están interrelacionados de manera compleja y completa. Incluyen el rendimiento del modelo, <text:soft-page-break/>el tamaño de la muestra y la relación, la densidad de los marcadores, los efectos de los genes, la heredabilidad y la arquitectura genética, y la extensión y distribución de la LD entre los marcadores y el QTL.</text:p>
      <text:p text:style-name="P8"/>
      <text:p text:style-name="P11">- <text:span text:style-name="T5">R</text:span>e<text:span text:style-name="T4">ndimiento</text:span>s <text:span text:style-name="T4">del</text:span> modelo</text:p>
      <text:p text:style-name="P11"/>
      <text:p text:style-name="P8"><text:span text:style-name="T1">La precisión varía entre los modelos GS según sus supuestos y tratamientos de los efectos de los marcadores (Tabla 1).</text:span> Por ejemplo, se ha establecido que los modelos Bayesiano de contracción mínima absoluta y operador selector [LASSO bayesiano (BL)] y los modelos de regresión de cresta (RR) superan la regresión de vectores de soporte para predecir los GEBV para la resistencia de la planta hospedante a las royas del trigo [17], porque estos los rasgos están controlados por efectos genéticos aditivos. Otro estudio comparó 11 modelos GS en trigo (Triticum aestivum), maíz (Zea mays) y cebada (Hordeum vulgare) y todos los modelos, excepto la máquina de vectores de soporte, registraron precisiones de predicción promedio similares usando validación cruzada [18]. En este estudio, el análisis de conglomerados de los modelos GS utilizando la distancia euclidiana condujo a agrupaciones separadas de regresiones no paramétricas frente a paramétricas.</text:p>
      <text:p text:style-name="P8"/>
      <text:p text:style-name="P11">- Tamaño de la muestra y parentesco</text:p>
      <text:p text:style-name="P8"/>
      <text:p text:style-name="P8"><text:span text:style-name="T1">En general, a medida que aumenta el tamaño de la muestra, la precisión de la predicción aumenta</text:span>, aunque es fundamental considerar otros factores que influyen. Un aumento en el TP de una población de trigo biparental (TP que comprende 96, 48 y 96) [19] y un programa de mejoramiento de trigo multifamiliar (TP que comprende 96, 192 y 256) [20] resultó en un aumento en el precisión de la predicción.</text:p>
      <text:p text:style-name="P8"/>
      <text:p text:style-name="P8">El diseño de la composición del TP en relación con el BP es importante para mantener un alto grado de precisión en GS. Algunos estudios han demostrado que la combinación de diferentes grupos de poblaciones relacionadas mejora la precisión de la selección [21,22]. La combinación de varios grupos como parte del TP logró una precisión de predicción máxima y estadísticamente significativa en comparación con un solo grupo en las características de mella y sílex del maíz [23]. Los estudios en avena (Avena sativa) [24], maíz [25] y remolacha azucarera (Beta vulgaris) [26] mostraron resultados similares, mientras que un estudio con cebada encontró que el uso de grupos combinados no respondió como se esperaba [27] . En una población de cría de maíz de cruce biparental, la incorporación de representantes de medios hermanos de ambos padres, en lugar de aumentar el número de individuos arbitrariamente, en el TP condujo a un aumento en la precisión de la predicción [28, 29].</text:p>
      <text:p text:style-name="P8"/>
      <text:p text:style-name="P12">La formación de la estructura de la población puede influir en el rendimiento de las predicciones genómicas en poblaciones estratificadas [24, 30-32]. La investigación en un programa de mejoramiento de maíz mostró un rendimiento de predicción muy bajo para subpoblaciones disímiles [32]. De manera similar, la precisión del mejor predictor lineal insesgado RR (RR-BLUP) disminuyó a medida que aumentaba la distancia genética entre TP y BP [26]. La presencia de subpoblaciones genéticamente diferentes en el TP dio como resultado una precisión de predicción insignificante independientemente de la aplicación de marcadores altos.</text:p>
      <text:p text:style-name="P12"/>
      <text:p text:style-name="P12">GS tiene un efecto dual al estimar los efectos de los marcadores de rasgos basados en una matriz de relaciones y generar predicciones para la población objetivo. Por lo tanto, en presencia de la estructura de la población, GS tiene la capacidad de identificar el alcance de las relaciones de los individuos dentro y entre subpoblaciones. Sin embargo, para asegurar la precisión entre subpoblaciones, es mejor diseñar el TP agrupando múltiples subpoblaciones de LD estable entre marcadores y QTL [21,24].</text:p>
      <text:p text:style-name="P12"><text:soft-page-break/></text:p>
      <text:p text:style-name="P8">Probar múltiples rasgos en múltiples entornos es un impedimento para la capacidad predictiva mejorada de los modelos GS. Los modelos de interacción genotipo x ambiente (GxE) basados en fenotipos o marcadores pueden mejorar la precisión de la predicción [17,33–36]. En este contexto, se genotiparon 2437 líneas de trigo de invierno utilizando 1287 polimorfismos de nucleótido único (SNP) en 44 entornos para predecir un entorno desconocido mediante validación cruzada [37]. Los autores utilizaron 22 entornos como un conjunto de entrenamiento y 22 entornos como un conjunto de validación y el mejor modelo resultó en un aumento promedio del 11,1% en la precisión. Los GEBV no pueden explicar el impacto de las interacciones ambientales correlacionadas cuando se evitan las interacciones G<text:span text:style-name="T6">x</text:span>E, especialmente en los ensayos multientorno. Por lo tanto, los efectos de GxE podrían sesgar la precisión de la predicción en GS [11,38,39].</text:p>
      <text:p text:style-name="P8"/>
      <text:p text:style-name="P11">- Densidad de marcador</text:p>
      <text:p text:style-name="P8"/>
      <text:p text:style-name="P8"><text:span text:style-name="T1">El aumento de la densidad del marcador asegura la conservación de las asociaciones marcador-QTL y logra una alta precisión de predicción. La densidad del marcador está determinada principalmente por el intervalo LD y el tamaño de la muestra. El maíz tiene un rango de LD más corto en comparación con la cebada o el trigo y, por lo tanto, se prefiere una densidad de marcador más alta para el maíz que para estos dos cereales de grano pequeño.</text:span> La investigación en una población biparental de trigo harinero genotipada con 485 marcadores mostró que la precisión se estabilizó con un número mínimo de marcadores (128-256), más allá del cual la precisión comenzó a disminuir [19]. La precisión se estabilizó cuando se utilizaron 800 marcadores para genotipar poblaciones de maíz de élite [22]. El efecto de la densidad del marcador para asegurar una precisión de predicción óptima sigue tendencias similares en todas las especies. Por ejemplo, la precisión de la predicción de la altura en humanos (con un intervalo LD corto) aumentó rápidamente con la densidad de marcadores (aproximadamente 150,000 marcadores) pero se mantuvo entre 200,000 y 400,000 marcadores. </text:p>
      <text:p text:style-name="P8"/>
      <text:p text:style-name="P8">El número mínimo de marcadores en una familia puede ser determinado por Ne <text:span text:style-name="T7">X</text:span> L, donde Ne y L son el tamaño efectivo de la población y el tamaño del genoma en Morgan, respectivamente [40]. Sin embargo, en GS biparental, el número de marcadores necesario se reduce en comparación con GS multifamiliar [20]. Puede ser preferible duplicar el tamaño de TP, en lugar de aumentar la densidad del marcador, cuando se trata de individuos relacionados en TP y BP.</text:p>
      <text:p text:style-name="P8"/>
      <text:p text:style-name="P11">- Efectos genéticos</text:p>
      <text:p text:style-name="P8"/>
      <text:p text:style-name="P8"><text:span text:style-name="T8">Los modelos GS deben evaluarse en función de la complejidad de los rasgos y el tamaño de la muestra.</text:span> En este sentido, un estudio reciente estimó la precisión de predicción de varios modelos para los días hasta la madurez y el rendimiento de grano en 306 líneas de trigo de élite [41]. El estudio incluyó regresiones penalizadas [regresión de cresta bayesiana (BRR), BL, Bayes A y Bayes B] versus regresiones no lineales [regresión de espacios de Hilbert de núcleos reproductores (RKHS), redes neuronales regularizadas bayesianas (BRNN) y función neuronal de base radial redes (RBFNN)]. Los autores notaron que los modelos no lineales tenían una precisión de predicción máxima superior a la de los modelos penalizados. Se obtuvieron resultados similares al utilizar RKHS y RBNN en maíz contra BL [42]. </text:p>
      <text:p text:style-name="P8"/>
      <text:p text:style-name="P9">Los modelos no lineales podrían capturar los efectos genéticos no aditivos (es decir, dominancia y epistasis), haciéndolos adecuados para mejorar la precisión de los modelos GS [33,43,44]. Sin embargo, si el rasgo es aditivo, el uso de modelos no paramétricos puede no producir la precisión <text:soft-page-break/>esperada; por ejemplo, la adición de dominancia a los efectos aditivos disminuyó la precisión del GEBV en el trigo híbrido [45].</text:p>
      <text:p text:style-name="P9"/>
      <text:p text:style-name="P11">- Heredabilidad y arquitectura genética</text:p>
      <text:p text:style-name="P8"/>
      <text:p text:style-name="P8"><text:span text:style-name="T8">Idealmente, los rasgos de alta heredabilidad se correlacionan positivamente con una mayor predicción de GEBV.</text:span> La precisión de la predicción de la resistencia del trigo a la roya amarilla y del tallo se vio influenciada por su baja y alta heredabilidad, respectivamente [17]. Se observaron resultados similares para el rendimiento de grano (baja heredabilidad) versus la humedad del grano (alta heredabilidad) en el maíz, cuya precisión respectiva se estimó en 0,58 y 0,90, respectivamente [45]. S<text:span text:style-name="T8">in embargo, existen algunas irregularidades y ninguna razón de peso para interpretar los resultados basándose únicamente en la heredabilidad.</text:span> Por ejemplo, la precisión de predicción para el contenido de proteína de la harina (heredabilidad = 0,56) y la retención de disolvente de sacarosa (heredabilidad = 0,45) fue de 0,64 y 0,74, respectivamente, en líneas de trigo biparental con doble haploide [19].</text:p>
      <text:p text:style-name="P8"/>
      <text:p text:style-name="P8"><text:span text:style-name="T8">La precisión de los GEBV parece estar inversamente relacionada con el número de QTL [46].</text:span> Un pequeño número de efectos QTL importantes se adapta mejor a las regresiones bayesianas que a las regresiones lineales. A medida que disminuyó el número de QTL por tamaño de muestra, Bayes B superó la regresión lineal, mientras que sucedió lo contrario con un número creciente de QTL por tamaño de muestra [4, 14, 46]. <text:span text:style-name="T8">La elección de utilizar enfoques de selección de variables (p. Ej., LAS-SO, red elástica y Bayes B) frente a RR-BLUP a menudo depende de la arquitectura genética y la heredabilidad del rasgo, así como del tamaño de la muestra.</text:span><text:span text:style-name="T9"> En escenarios de LD baja, alta heredabilidad, gran tamaño de la muestra y menor mutación causal en relación con el tamaño de la muestra, los métodos de selección de variables tuvieron mejor precisión que RR-BLUP [47]. Sin embargo, esto se revirtió cuando no se cumplieron estos criterios. Por el contrario, la precisión de BLUP genómico (G-BLUP) fue insensible al número de QTL y la heredabilidad del rasgo [14]. De manera similar, el aumento del número de QTL tuvo un impacto menor en la precisión de la predicción en el mejoramiento de árboles forestales [9, 48] y en el maíz de élite [49]. Bayes B tuvo mayor precisión que G-BLUP con menor número de QTL, pero disminuyó y se realizó con menor precisión en comparación con G-BLUP cuando aumentó el número de QTL [14]. </text:span></text:p>
      <text:p text:style-name="P9"/>
      <text:p text:style-name="P11">- La extensión de LD entre marcador y QTL</text:p>
      <text:p text:style-name="P8"/>
      <text:p text:style-name="P10">La ausencia de LD entre los marcadores y los loci de rasgos resultó en una reducción de la precisión en las generaciones futuras [33]. El uso de varios loci o un genoma completo puede afectar el rasgo, pero puede tener poco impacto a menos que tengan QTL segregante. La segregación de QTL se ve afectada por el número de QTL posibles y el tamaño efectivo de la población; por ejemplo, un tamaño de población efectivo pequeño conduce a pocos loci polimórficos y, por lo tanto, da como resultado pocos QTL polimórficos.</text:p>
      <text:p text:style-name="P9"/>
      <text:p text:style-name="P4">Selección genómica versus otros métodos de fitomejoramiento</text:p>
      <text:p text:style-name="P10"/>
      <text:p text:style-name="P8">….</text:p>
      <text:p text:style-name="P10"/>
      <text:p text:style-name="P10">MAS solo usa marcadores significativamente vinculados a los rasgos objetivo, que a menudo son cualitativos. La genética de asociación utiliza el mapeo de LD en lugar de probar y seleccionar para identificar y validar alelos [51]. El éxito de una nueva variedad depende de genes "menores" de efectos pequeños que subyacen a los rasgos más importantes, pero el MAS o la genética de asociación pueden <text:soft-page-break/>pasarlos por alto. El uso de GS [4] considera rasgos cuantitativos complejos utilizando marcadores de genoma completo para predecir los GEBV en los fenotipos desconocidos de las especies objetivo.</text:p>
      <text:p text:style-name="P10"/>
      <text:p text:style-name="P8">….</text:p>
      <text:p text:style-name="P8"/>
      <text:p text:style-name="P8">La precisión en GS es el parámetro clave porque está relacionada con las ganancias en la selección y compara varios modelos GS [52]. Un ejemplo proviene de un experimento de trigo biparental que compara la precisión de la predicción fenotípica con regresión lineal múltiple (MLR) frente a la precisión de GS (utilizando modelos RR y Bayes Cp) [19]. Los autores estimaron la precisión de la predicción basada en marcadores y encontraron que, en los modelos MLR y GS, esto osciló entre 0,33 y 0,50 y entre 0,44 y 0,68, respectivamente. La precisión de los modelos GS superó la MLR en promedio en un 47%. De manera similar, la investigación de mejoramiento del trigo sobre la resistencia al tizón de la cabeza por Fusarium reveló que la tasa de precisión de GS promedio fue un 57% más alta que la del MLR [53].</text:p>
      <text:p text:style-name="P8"/>
      <text:p text:style-name="P8"><text:span text:style-name="T8">Acelerar los ciclos de reproducción al reducir el tiempo y el costo asociados con el fenotipado aumentaría las ganancias genéticas en GS [5,54].</text:span> Por ejemplo, tres ciclos de GS requieren tres conjuntos de recolección de ADN genómico antes de la floración. <text:span text:style-name="T8">Cuanto más rápido sea el ciclo de reproducción, mayor será la tasa de ganancia genética anual, especialmente para plantas con ciclos de reproducción largos [8]. Por ejemplo, si GS reduce el tiempo del ciclo de reproducción de 9 a 3 años, significa que GS es tres veces más rápido que la selección de fenotipo (PS).</text:span></text:p>
      <text:p text:style-name="P10"/>
      <text:p text:style-name="P8">….</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3T10:30:16.180289740</meta:creation-date>
    <dc:date>2021-11-02T09:09:13.211869076</dc:date>
    <meta:editing-duration>PT6H45M15S</meta:editing-duration>
    <meta:editing-cycles>33</meta:editing-cycles>
    <meta:generator>LibreOffice/6.0.7.3$Linux_X86_64 LibreOffice_project/00m0$Build-3</meta:generator>
    <meta:document-statistic meta:table-count="0" meta:image-count="0" meta:object-count="0" meta:page-count="6" meta:paragraph-count="47" meta:word-count="3151" meta:character-count="19203" meta:non-whitespace-character-count="16097"/>
  </office:meta>
</office:document-meta>
</file>